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761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6.25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textarea-vertical-align="top" fo:min-height="12.17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stroke="none" draw:fill="none" fo:min-height="1.738cm"/>
    </style:style>
    <style:style style:name="P1" style:family="paragraph">
      <style:text-properties fo:font-size="72pt"/>
    </style:style>
    <style:style style:name="P2" style:family="paragraph">
      <loext:graphic-properties draw:fill-color="#ffffff"/>
      <style:text-properties fo:color="#000000" fo:font-size="72pt" style:font-size-asian="72pt" style:font-size-complex="7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48pt" style:font-size-asian="48pt" style:font-size-complex="48pt"/>
    </style:style>
    <style:style style:name="P5" style:family="paragraph">
      <loext:graphic-properties draw:fill-color="#ffffff"/>
      <style:text-properties fo:font-size="48pt" style:font-size-asian="48pt" style:font-size-complex="48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000000" fo:font-size="72pt" style:font-size-asian="72pt" style:font-size-complex="7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179cm" svg:x="1.4cm" svg:y="4.914cm" presentation:class="subtitle">
          <draw:text-box>
            <text:p text:style-name="P1"><text:span text:style-name="T1">MEAN worksho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3" draw:text-style-name="P5" draw:layer="layout" svg:width="25.199cm" svg:height="16.255cm" svg:x="1.4cm" svg:y="0.837cm" presentation:class="subtitle">
          <draw:text-box>
            <text:p text:style-name="P4"><text:span text:style-name="T2">JavaScript</text:span></text:p>
            <text:p text:style-name="P4"><text:span text:style-name="T3">( Basic Overview 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ata types</text:p>
          </draw:text-box>
        </draw:frame>
        <draw:frame presentation:style-name="pr5" draw:text-style-name="P8" draw:layer="layout" svg:width="25.199cm" svg:height="12.179cm" svg:x="1.4cm" svg:y="4.914cm" presentation:class="subtitle">
          <draw:text-box>
            <text:list text:style-name="L3">
              <text:list-item>
                <text:p text:style-name="P7"><text:span text:style-name="T4">Important data types</text:span></text:p>
                <text:list>
                  <text:list-item>
                    <text:list>
                      <text:list-item>
                        <text:p text:style-name="P7"><text:span text:style-name="T4">Primitive: Number, String, Boolean, null, undefined</text:span></text:p>
                      </text:list-item>
                      <text:list-item>
                        <text:p text:style-name="P7"><text:span text:style-name="T4">Complex: Array, Object, Function</text:span></text:p>
                      </text:list-item>
                      <text:list-item>
                        <text:p text:style-name="P7"><text:span text:style-name="T4">Function as a data type is very important feature</text:span></text:p>
                      </text:list-item>
                      <text:list-item>
                        <text:p text:style-name="P7"><text:span text:style-name="T4">New data types have been added!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4">
              <text:list-item>
                <text:p>Supports all the</text:p>
                <text:list>
                  <text:list-item>
                    <text:p>Unary operators <text:s/>(++,--)</text:p>
                  </text:list-item>
                  <text:list-item>
                    <text:p>Binary operators ( +,-,*,/ )</text:p>
                  </text:list-item>
                  <text:list-item>
                    <text:p>Relational operators </text:p>
                  </text:list-item>
                  <text:list-item>
                    <text:p>Logical operator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Conditional</text:p>
          </draw:text-box>
        </draw:frame>
        <draw:frame presentation:style-name="pr7" draw:text-style-name="P9" draw:layer="layout" svg:width="25.199cm" svg:height="4.318cm" svg:x="1.4cm" svg:y="4.064cm" presentation:class="outline" presentation:user-transformed="true">
          <draw:text-box>
            <text:list text:style-name="L4">
              <text:list-item>
                <text:p text:style-name="P9">Supports the traditional </text:p>
                <text:list>
                  <text:list-item>
                    <text:p text:style-name="P9">If else if</text:p>
                  </text:list-item>
                  <text:list-item>
                    <text:p text:style-name="P9">Switch case</text:p>
                    <text:p text:style-name="P9"/>
                  </text:list-item>
                </text:list>
              </text:list-item>
            </text:list>
          </draw:text-box>
        </draw:frame>
        <draw:frame presentation:style-name="pr8" draw:text-style-name="P10" draw:layer="layout" svg:width="28cm" svg:height="1.738cm" svg:x="0cm" svg:y="9.637cm">
          <draw:text-box>
            <text:p>Loops</text:p>
          </draw:text-box>
        </draw:frame>
        <draw:frame draw:style-name="gr2" draw:text-style-name="P11" draw:layer="layout" svg:width="25.794cm" svg:height="6.011cm" svg:x="1.13cm" svg:y="12.192cm">
          <draw:text-box>
            <text:list text:style-name="L4">
              <text:list-item>
                <text:p text:style-name="P9">Supports the traditional </text:p>
                <text:list>
                  <text:list-item>
                    <text:p text:style-name="P9">for </text:p>
                  </text:list-item>
                  <text:list-item>
                    <text:p text:style-name="P9">while </text:p>
                  </text:list-item>
                  <text:list-item>
                    <text:p text:style-name="P9">for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First class objects, can be passed around and returned.</text:p>
              </text:list-item>
              <text:list-item>
                <text:p>Supports asynchronous programming, callbacks.</text:p>
              </text:list-item>
              <text:list-item>
                <text:p>Supports anonymous functions.</text:p>
              </text:list-item>
              <text:list-item>
                <text:p>Helps in developing efficient API’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What is MEAN<text:tab/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4">
              <text:list-header>
                <text:p/>
              </text:list-header>
              <text:list-item>
                <text:p>MEAN stands for MongoDB, ExpressJS, AngularJS, NodeJS.</text:p>
              </text:list-item>
              <text:list-item>
                <text:p>Full stack application involving front end and back end in one language, ‘JavaScript’.</text:p>
              </text:list-item>
              <text:list-item>
                <text:p>Other stacks are LAMP, (Linux, Apache, MySQL and PHP/Perl/Pytho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Prerequisites softwares</text:p>
          </draw:text-box>
        </draw:frame>
        <draw:frame presentation:style-name="pr7" draw:layer="layout" svg:width="25.199cm" svg:height="14.136cm" svg:x="1.4cm" svg:y="4.914cm" presentation:class="outline" presentation:user-transformed="true">
          <draw:text-box>
            <text:list text:style-name="L4">
              <text:list-item>
                <text:p>Installation of these components is a must</text:p>
                <text:list>
                  <text:list-item>
                    <text:p>MongoDB</text:p>
                  </text:list-item>
                  <text:list-item>
                    <text:p>NodeJS</text:p>
                  </text:list-item>
                  <text:list-item>
                    <text:p>NPM</text:p>
                  </text:list-item>
                </text:list>
              </text:list-item>
              <text:list-item>
                <text:p>Usage of editors can be a productivity advantage. Some examples are</text:p>
                <text:list>
                  <text:list-item>
                    <text:p>Atom , SublimeText or IntelliJ WebStorm</text:p>
                  </text:list-item>
                </text:list>
                <text:p>[Add links to source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6" draw:layer="layout" svg:width="25.199cm" svg:height="3.506cm" svg:x="1.4cm" svg:y="0.837cm" presentation:class="title" presentation:user-transformed="true">
          <draw:text-box>
            <text:p>NodeJ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Server side platform built on top of JavaScript V8 engine.</text:p>
              </text:list-item>
              <text:list-item>
                <text:p>Easily build fast and scalable network applications.</text:p>
              </text:list-item>
              <text:list-item>
                <text:p>Non blocking, Asynchronous operations</text:p>
              </text:list-item>
              <text:list-item>
                <text:p>Lightweight and efficient</text:p>
              </text:list-item>
              <text:list-item>
                <text:p>Written on top of JavaScript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8T19:07:51.486942887</meta:creation-date>
    <dc:date>2016-08-18T20:01:57.181094620</dc:date>
    <meta:editing-duration>PT2M34S</meta:editing-duration>
    <meta:editing-cycles>1</meta:editing-cycles>
    <meta:document-statistic meta:object-count="61"/>
    <meta:generator>LibreOffice/5.1.5.2$Linux_X86_64 LibreOffice_project/10$Build-2</meta:generator>
  </office:meta>
</office:document-meta>
</file>